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24180" table:style-name="ce6">
            <text:p>324.180</text:p>
          </table:table-cell>
          <table:table-cell office:value-type="float" office:value="6800" table:style-name="ce6">
            <text:p>6.800</text:p>
          </table:table-cell>
          <table:table-cell office:value-type="float" office:value="330980" table:style-name="ce6">
            <text:p>330.980</text:p>
          </table:table-cell>
          <table:table-cell office:value-type="float" office:value="299792" table:style-name="ce6">
            <text:p>299.792</text:p>
          </table:table-cell>
          <table:table-cell office:value-type="percentage" office:value="0.90577074143452774" table:style-name="ce11">
            <text:p>90,6%</text:p>
          </table:table-cell>
          <table:table-cell office:value-type="float" office:value="78640" table:style-name="ce6">
            <text:p>78.640</text:p>
          </table:table-cell>
          <table:table-cell office:value-type="date" office:date-value="2021-01-31T00:00:00" table:style-name="ce14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55305" table:style-name="ce8">
            <text:p>55.305</text:p>
          </table:table-cell>
          <table:table-cell office:value-type="float" office:value="1200" table:style-name="ce8">
            <text:p>1.200</text:p>
          </table:table-cell>
          <table:table-cell office:value-type="float" office:value="56505" table:style-name="ce8">
            <text:p>56.505</text:p>
          </table:table-cell>
          <table:table-cell office:value-type="float" office:value="55292" table:style-name="ce8">
            <text:p>55.292</text:p>
          </table:table-cell>
          <table:table-cell office:value-type="percentage" office:value="0.97853287319706217" table:style-name="ce12">
            <text:p>97,9%</text:p>
          </table:table-cell>
          <table:table-cell office:value-type="float" office:value="10364" table:style-name="ce8">
            <text:p>10.364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58235" table:style-name="ce8">
            <text:p>58.235</text:p>
          </table:table-cell>
          <table:table-cell office:value-type="float" office:value="1200" table:style-name="ce8">
            <text:p>1.200</text:p>
          </table:table-cell>
          <table:table-cell office:value-type="float" office:value="59435" table:style-name="ce8">
            <text:p>59.435</text:p>
          </table:table-cell>
          <table:table-cell office:value-type="float" office:value="58112" table:style-name="ce8">
            <text:p>58.112</text:p>
          </table:table-cell>
          <table:table-cell office:value-type="percentage" office:value="0.97774038865988055" table:style-name="ce12">
            <text:p>97,8%</text:p>
          </table:table-cell>
          <table:table-cell office:value-type="float" office:value="19475" table:style-name="ce8">
            <text:p>19.475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9610" table:style-name="ce8">
            <text:p>29.610</text:p>
          </table:table-cell>
          <table:table-cell office:value-type="float" office:value="600" table:style-name="ce8">
            <text:p>600</text:p>
          </table:table-cell>
          <table:table-cell office:value-type="float" office:value="30210" table:style-name="ce8">
            <text:p>30.210</text:p>
          </table:table-cell>
          <table:table-cell office:value-type="float" office:value="25559" table:style-name="ce8">
            <text:p>25.559</text:p>
          </table:table-cell>
          <table:table-cell office:value-type="percentage" office:value="0.84604435617345253" table:style-name="ce12">
            <text:p>84,6%</text:p>
          </table:table-cell>
          <table:table-cell office:value-type="float" office:value="4782" table:style-name="ce8">
            <text:p>4.782</text:p>
          </table:table-cell>
          <table:table-cell office:value-type="date" office:date-value="2021-01-30T00:00:00" table:style-name="ce15">
            <text:p>3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64320" table:style-name="ce8">
            <text:p>64.320</text:p>
          </table:table-cell>
          <table:table-cell office:value-type="float" office:value="1300" table:style-name="ce8">
            <text:p>1.300</text:p>
          </table:table-cell>
          <table:table-cell office:value-type="float" office:value="65620" table:style-name="ce8">
            <text:p>65.620</text:p>
          </table:table-cell>
          <table:table-cell office:value-type="float" office:value="64475" table:style-name="ce8">
            <text:p>64.475</text:p>
          </table:table-cell>
          <table:table-cell office:value-type="percentage" office:value="0.98255105150868638" table:style-name="ce12">
            <text:p>98,3%</text:p>
          </table:table-cell>
          <table:table-cell office:value-type="float" office:value="11501" table:style-name="ce8">
            <text:p>11.501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3626" table:style-name="ce8">
            <text:p>23.626</text:p>
          </table:table-cell>
          <table:table-cell office:value-type="percentage" office:value="0.83943862142476466" table:style-name="ce12">
            <text:p>83,9%</text:p>
          </table:table-cell>
          <table:table-cell office:value-type="float" office:value="2737" table:style-name="ce8">
            <text:p>2.737</text:p>
          </table:table-cell>
          <table:table-cell office:value-type="date" office:date-value="2021-01-30T00:00:00" table:style-name="ce15">
            <text:p>3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21395" table:style-name="ce8">
            <text:p>121.395</text:p>
          </table:table-cell>
          <table:table-cell office:value-type="float" office:value="2500" table:style-name="ce8">
            <text:p>2.500</text:p>
          </table:table-cell>
          <table:table-cell office:value-type="float" office:value="123895" table:style-name="ce8">
            <text:p>123.895</text:p>
          </table:table-cell>
          <table:table-cell office:value-type="float" office:value="124225" table:style-name="ce8">
            <text:p>124.225</text:p>
          </table:table-cell>
          <table:table-cell office:value-type="percentage" office:value="1.0026635457443802" table:style-name="ce12">
            <text:p>100,3%</text:p>
          </table:table-cell>
          <table:table-cell office:value-type="float" office:value="34446" table:style-name="ce8">
            <text:p>34.446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82935" table:style-name="ce8">
            <text:p>82.935</text:p>
          </table:table-cell>
          <table:table-cell office:value-type="float" office:value="1700" table:style-name="ce8">
            <text:p>1.700</text:p>
          </table:table-cell>
          <table:table-cell office:value-type="float" office:value="84635" table:style-name="ce8">
            <text:p>84.635</text:p>
          </table:table-cell>
          <table:table-cell office:value-type="float" office:value="84605" table:style-name="ce8">
            <text:p>84.605</text:p>
          </table:table-cell>
          <table:table-cell office:value-type="percentage" office:value="0.99964553671648848" table:style-name="ce12">
            <text:p>100,0%</text:p>
          </table:table-cell>
          <table:table-cell office:value-type="float" office:value="17460" table:style-name="ce8">
            <text:p>17.460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80250" table:style-name="ce8">
            <text:p>280.250</text:p>
          </table:table-cell>
          <table:table-cell office:value-type="float" office:value="5800" table:style-name="ce8">
            <text:p>5.800</text:p>
          </table:table-cell>
          <table:table-cell office:value-type="float" office:value="286050" table:style-name="ce8">
            <text:p>286.050</text:p>
          </table:table-cell>
          <table:table-cell office:value-type="float" office:value="256555" table:style-name="ce8">
            <text:p>256.555</text:p>
          </table:table-cell>
          <table:table-cell office:value-type="percentage" office:value="0.89688865582940047" table:style-name="ce12">
            <text:p>89,7%</text:p>
          </table:table-cell>
          <table:table-cell office:value-type="float" office:value="60676" table:style-name="ce8">
            <text:p>60.676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42930" table:style-name="ce8">
            <text:p>142.930</text:p>
          </table:table-cell>
          <table:table-cell office:value-type="float" office:value="2900" table:style-name="ce8">
            <text:p>2.900</text:p>
          </table:table-cell>
          <table:table-cell office:value-type="float" office:value="145830" table:style-name="ce8">
            <text:p>145.830</text:p>
          </table:table-cell>
          <table:table-cell office:value-type="float" office:value="136109" table:style-name="ce8">
            <text:p>136.109</text:p>
          </table:table-cell>
          <table:table-cell office:value-type="percentage" office:value="0.93334019063292872" table:style-name="ce12">
            <text:p>93,3%</text:p>
          </table:table-cell>
          <table:table-cell office:value-type="float" office:value="33395" table:style-name="ce8">
            <text:p>33.395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50975" table:style-name="ce8">
            <text:p>50.975</text:p>
          </table:table-cell>
          <table:table-cell office:value-type="float" office:value="1000" table:style-name="ce8">
            <text:p>1.000</text:p>
          </table:table-cell>
          <table:table-cell office:value-type="float" office:value="51975" table:style-name="ce8">
            <text:p>51.975</text:p>
          </table:table-cell>
          <table:table-cell office:value-type="float" office:value="47342" table:style-name="ce8">
            <text:p>47.342</text:p>
          </table:table-cell>
          <table:table-cell office:value-type="percentage" office:value="0.91086099086099082" table:style-name="ce12">
            <text:p>91,1%</text:p>
          </table:table-cell>
          <table:table-cell office:value-type="float" office:value="8646" table:style-name="ce8">
            <text:p>8.646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87865" table:style-name="ce8">
            <text:p>87.865</text:p>
          </table:table-cell>
          <table:table-cell office:value-type="float" office:value="1800" table:style-name="ce8">
            <text:p>1.800</text:p>
          </table:table-cell>
          <table:table-cell office:value-type="float" office:value="89665" table:style-name="ce8">
            <text:p>89.665</text:p>
          </table:table-cell>
          <table:table-cell office:value-type="float" office:value="85718" table:style-name="ce8">
            <text:p>85.718</text:p>
          </table:table-cell>
          <table:table-cell office:value-type="percentage" office:value="0.95598059443484085" table:style-name="ce12">
            <text:p>95,6%</text:p>
          </table:table-cell>
          <table:table-cell office:value-type="float" office:value="27098" table:style-name="ce8">
            <text:p>27.098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4105" table:style-name="ce8">
            <text:p>14.105</text:p>
          </table:table-cell>
          <table:table-cell office:value-type="float" office:value="200" table:style-name="ce8">
            <text:p>200</text:p>
          </table:table-cell>
          <table:table-cell office:value-type="float" office:value="14305" table:style-name="ce8">
            <text:p>14.305</text:p>
          </table:table-cell>
          <table:table-cell office:value-type="float" office:value="11790" table:style-name="ce8">
            <text:p>11.790</text:p>
          </table:table-cell>
          <table:table-cell office:value-type="percentage" office:value="0.82418734708144004" table:style-name="ce12">
            <text:p>82,4%</text:p>
          </table:table-cell>
          <table:table-cell office:value-type="float" office:value="2490" table:style-name="ce8">
            <text:p>2.490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28075" table:style-name="ce8">
            <text:p>228.075</text:p>
          </table:table-cell>
          <table:table-cell office:value-type="float" office:value="4700" table:style-name="ce8">
            <text:p>4.700</text:p>
          </table:table-cell>
          <table:table-cell office:value-type="float" office:value="232775" table:style-name="ce8">
            <text:p>232.775</text:p>
          </table:table-cell>
          <table:table-cell office:value-type="float" office:value="190943" table:style-name="ce8">
            <text:p>190.943</text:p>
          </table:table-cell>
          <table:table-cell office:value-type="percentage" office:value="0.82028997959402861" table:style-name="ce12">
            <text:p>82,0%</text:p>
          </table:table-cell>
          <table:table-cell office:value-type="float" office:value="15837" table:style-name="ce8">
            <text:p>15.837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59225" table:style-name="ce8">
            <text:p>59.225</text:p>
          </table:table-cell>
          <table:table-cell office:value-type="float" office:value="1200" table:style-name="ce8">
            <text:p>1.200</text:p>
          </table:table-cell>
          <table:table-cell office:value-type="float" office:value="60425" table:style-name="ce8">
            <text:p>60.425</text:p>
          </table:table-cell>
          <table:table-cell office:value-type="float" office:value="58737" table:style-name="ce8">
            <text:p>58.737</text:p>
          </table:table-cell>
          <table:table-cell office:value-type="percentage" office:value="0.97206454282167976" table:style-name="ce12">
            <text:p>97,2%</text:p>
          </table:table-cell>
          <table:table-cell office:value-type="float" office:value="11293" table:style-name="ce8">
            <text:p>11.293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5116" table:style-name="ce8">
            <text:p>25.116</text:p>
          </table:table-cell>
          <table:table-cell office:value-type="percentage" office:value="0.89237875288683599" table:style-name="ce12">
            <text:p>89,2%</text:p>
          </table:table-cell>
          <table:table-cell office:value-type="float" office:value="5281" table:style-name="ce8">
            <text:p>5.281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74700" table:style-name="ce8">
            <text:p>74.700</text:p>
          </table:table-cell>
          <table:table-cell office:value-type="float" office:value="1400" table:style-name="ce8">
            <text:p>1.400</text:p>
          </table:table-cell>
          <table:table-cell office:value-type="float" office:value="76100" table:style-name="ce8">
            <text:p>76.100</text:p>
          </table:table-cell>
          <table:table-cell office:value-type="float" office:value="57262" table:style-name="ce8">
            <text:p>57.262</text:p>
          </table:table-cell>
          <table:table-cell office:value-type="percentage" office:value="0.75245729303547959" table:style-name="ce12">
            <text:p>75,2%</text:p>
          </table:table-cell>
          <table:table-cell office:value-type="float" office:value="12277" table:style-name="ce8">
            <text:p>12.277</text:p>
          </table:table-cell>
          <table:table-cell office:value-type="date" office:date-value="2021-01-31T00:00:00" table:style-name="ce15">
            <text:p>3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890" table:style-name="ce8">
            <text:p>1.890</text:p>
          </table:table-cell>
          <table:table-cell office:value-type="percentage" office:value="0.8669724770642202" table:style-name="ce12">
            <text:p>86,7%</text:p>
          </table:table-cell>
          <table:table-cell office:value-type="float" office:value="688" table:style-name="ce8">
            <text:p>688</text:p>
          </table:table-cell>
          <table:table-cell office:value-type="date" office:date-value="2021-01-29T00:00:00" table:style-name="ce15">
            <text:p>29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113" table:style-name="ce8">
            <text:p>2.113</text:p>
          </table:table-cell>
          <table:table-cell office:value-type="percentage" office:value="0.9692660550458716" table:style-name="ce12">
            <text:p>96,9%</text:p>
          </table:table-cell>
          <table:table-cell office:value-type="float" office:value="806" table:style-name="ce8">
            <text:p>806</text:p>
          </table:table-cell>
          <table:table-cell office:value-type="date" office:date-value="2021-01-29T00:00:00" table:style-name="ce16">
            <text:p>29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733355" table:style-name="ce10">
            <text:p>1.733.355</text:p>
          </table:table-cell>
          <table:table-cell office:value-type="float" office:value="35700" table:style-name="ce10">
            <text:p>35.700</text:p>
          </table:table-cell>
          <table:table-cell office:value-type="float" office:value="1769055" table:style-name="ce10">
            <text:p>1.769.055</text:p>
          </table:table-cell>
          <table:table-cell office:value-type="float" office:value="1609261" table:style-name="ce10">
            <text:p>1.609.261</text:p>
          </table:table-cell>
          <table:table-cell office:value-type="percentage" office:value="0.90967267835087096" table:style-name="ce13">
            <text:p>91,0%</text:p>
          </table:table-cell>
          <table:table-cell office:value-type="float" office:value="357892" table:style-name="ce10">
            <text:p>357.892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01T17:42:20Z</dc:date>
  </office:meta>
</office:document-meta>
</file>